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swhyxbrw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A postahivatalt keresem.</text:p>
          </table:table-cell>
        </table:table-row>
        <table:table-row table:style-name="ro1">
          <table:table-cell office:value-type="string" calcext:value-type="string">
            <text:p>https://clyp.it/lofzcoip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Ez a cipő túl nagy nekem.</text:p>
          </table:table-cell>
        </table:table-row>
        <table:table-row table:style-name="ro1">
          <table:table-cell office:value-type="string" calcext:value-type="string">
            <text:p><text:a xlink:href="https://clyp.it/5tmlqexw" xlink:type="simple">https://clyp.it/5tmlqexw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El kellett adnia a birtokot az adósságok miatt.</text:p>
          </table:table-cell>
        </table:table-row>
        <table:table-row table:style-name="ro1">
          <table:table-cell office:value-type="string" calcext:value-type="string">
            <text:p>https://clyp.it/kz2ghlb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Még kenyeret is kell vennem.</text:p>
          </table:table-cell>
        </table:table-row>
        <table:table-row table:style-name="ro1">
          <table:table-cell office:value-type="string" calcext:value-type="string">
            <text:p>https://clyp.it/opgv4znc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Szereted a baseballt, Bin?</text:p>
          </table:table-cell>
        </table:table-row>
        <table:table-row table:style-name="ro1">
          <table:table-cell office:value-type="string" calcext:value-type="string">
            <text:p>https://clyp.it/0rvgelzt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Szükségem van tollra és papírra.</text:p>
          </table:table-cell>
        </table:table-row>
        <table:table-row table:style-name="ro1">
          <table:table-cell office:value-type="string" calcext:value-type="string">
            <text:p>https://clyp.it/2gwp441p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Végre belátta, hogy hibát követett el.</text:p>
          </table:table-cell>
        </table:table-row>
        <table:table-row table:style-name="ro1">
          <table:table-cell office:value-type="string" calcext:value-type="string">
            <text:p>https://clyp.it/vg5lq2oc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Nekem vannak a legtöbb és a legjobb ötleteim.</text:p>
          </table:table-cell>
        </table:table-row>
        <table:table-row table:style-name="ro1">
          <table:table-cell office:value-type="string" calcext:value-type="string">
            <text:p>https://clyp.it/ysucovo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Egy hadsereg inváziójának ellen lehet állni, de az eszmék inváziójának lehetetlen.</text:p>
          </table:table-cell>
        </table:table-row>
        <table:table-row table:style-name="ro1">
          <table:table-cell office:value-type="string" calcext:value-type="string">
            <text:p>https://clyp.it/luq44lp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Tudtam, hogy dühös, amint megláttam őt.</text:p>
          </table:table-cell>
        </table:table-row>
        <table:table-row table:style-name="ro1">
          <table:table-cell office:value-type="string" calcext:value-type="string">
            <text:p>https://clyp.it/sobeki5b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Az érvei nem támasztják alá az állítását.</text:p>
          </table:table-cell>
        </table:table-row>
        <table:table-row table:style-name="ro1">
          <table:table-cell office:value-type="string" calcext:value-type="string">
            <text:p>https://clyp.it/kfjy1ix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Vacsora után elmosogattam.</text:p>
          </table:table-cell>
        </table:table-row>
        <table:table-row table:style-name="ro1">
          <table:table-cell office:value-type="string" calcext:value-type="string">
            <text:p>https://clyp.it/p3y1snx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Az összes szava egy szemenszedett hazugság.</text:p>
          </table:table-cell>
        </table:table-row>
        <table:table-row table:style-name="ro1">
          <table:table-cell office:value-type="string" calcext:value-type="string">
            <text:p>https://clyp.it/c2kzenjd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Erős a fiatal nők vékony alak utáni vágyódása.</text:p>
          </table:table-cell>
        </table:table-row>
        <table:table-row table:style-name="ro1">
          <table:table-cell office:value-type="string" calcext:value-type="string">
            <text:p>https://clyp.it/xzebxxn5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Ez a könyv túl nehéz nekem.</text:p>
          </table:table-cell>
        </table:table-row>
        <table:table-row table:style-name="ro1">
          <table:table-cell office:value-type="string" calcext:value-type="string">
            <text:p>https://clyp.it/orqt11rg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Milyen rég volt, hogy elkezdted tanulni a franciát?</text:p>
          </table:table-cell>
        </table:table-row>
        <table:table-row table:style-name="ro1">
          <table:table-cell office:value-type="string" calcext:value-type="string">
            <text:p>https://clyp.it/3wxzm4gx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Menj el a borbélyhoz és vágasd le a hajadat!</text:p>
          </table:table-cell>
        </table:table-row>
        <table:table-row table:style-name="ro1">
          <table:table-cell office:value-type="string" calcext:value-type="string">
            <text:p>https://clyp.it/qeivvqiu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Miért egy ilyen istentelen órában kell felhívnod engem?</text:p>
          </table:table-cell>
        </table:table-row>
        <table:table-row table:style-name="ro1">
          <table:table-cell office:value-type="string" calcext:value-type="string">
            <text:p>https://clyp.it/aacujdti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Tudom, hogy ez egy meglepetés.</text:p>
          </table:table-cell>
        </table:table-row>
        <table:table-row table:style-name="ro1">
          <table:table-cell office:value-type="string" calcext:value-type="string">
            <text:p>https://clyp.it/u2agbqfm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Eső után sűrű sárban lépkedtünk.</text:p>
          </table:table-cell>
        </table:table-row>
        <table:table-row table:style-name="ro1">
          <table:table-cell office:value-type="string" calcext:value-type="string">
            <text:p>https://clyp.it/haqvgfr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A postahivatalt keresem.</text:p>
          </table:table-cell>
        </table:table-row>
        <table:table-row table:style-name="ro1">
          <table:table-cell office:value-type="string" calcext:value-type="string">
            <text:p>https://clyp.it/fo4kuyko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Ez a cipő túl nagy nekem.</text:p>
          </table:table-cell>
        </table:table-row>
        <table:table-row table:style-name="ro1">
          <table:table-cell office:value-type="string" calcext:value-type="string">
            <text:p>https://clyp.it/jywuhitw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El kellett adnia a birtokot az adósságok miatt.</text:p>
          </table:table-cell>
        </table:table-row>
        <table:table-row table:style-name="ro1">
          <table:table-cell office:value-type="string" calcext:value-type="string">
            <text:p>https://clyp.it/vhzuy20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Még kenyeret is kell vennem.</text:p>
          </table:table-cell>
        </table:table-row>
        <table:table-row table:style-name="ro1">
          <table:table-cell office:value-type="string" calcext:value-type="string">
            <text:p>https://clyp.it/i4vn524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Szereted a baseballt, Bin?</text:p>
          </table:table-cell>
        </table:table-row>
        <table:table-row table:style-name="ro1">
          <table:table-cell office:value-type="string" calcext:value-type="string">
            <text:p>https://clyp.it/e2b1sdsr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Szükségem van tollra és papírra.</text:p>
          </table:table-cell>
        </table:table-row>
        <table:table-row table:style-name="ro1">
          <table:table-cell office:value-type="string" calcext:value-type="string">
            <text:p>https://clyp.it/q5i0kio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Végre belátta, hogy hibát követett el.</text:p>
          </table:table-cell>
        </table:table-row>
        <table:table-row table:style-name="ro1">
          <table:table-cell office:value-type="string" calcext:value-type="string">
            <text:p>https://clyp.it/yaec3zll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Nekem vannak a legtöbb és a legjobb ötleteim.</text:p>
          </table:table-cell>
        </table:table-row>
        <table:table-row table:style-name="ro1">
          <table:table-cell office:value-type="string" calcext:value-type="string">
            <text:p>https://clyp.it/msfganwx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Egy hadsereg inváziójának ellen lehet állni, de az eszmék inváziójának lehetetlen.</text:p>
          </table:table-cell>
        </table:table-row>
        <table:table-row table:style-name="ro1">
          <table:table-cell office:value-type="string" calcext:value-type="string">
            <text:p>https://clyp.it/0mcaoet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Tudtam, hogy dühös, amint megláttam őt.</text:p>
          </table:table-cell>
        </table:table-row>
        <table:table-row table:style-name="ro1">
          <table:table-cell office:value-type="string" calcext:value-type="string">
            <text:p>https://clyp.it/ojn4nbgc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Az érvei nem támasztják alá az állítását.</text:p>
          </table:table-cell>
        </table:table-row>
        <table:table-row table:style-name="ro1">
          <table:table-cell office:value-type="string" calcext:value-type="string">
            <text:p>https://clyp.it/4sl1lzi3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Vacsora után elmosogattam.</text:p>
          </table:table-cell>
        </table:table-row>
        <table:table-row table:style-name="ro1">
          <table:table-cell office:value-type="string" calcext:value-type="string">
            <text:p>https://clyp.it/zi52kxfi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Az összes szava egy szemenszedett hazugság.</text:p>
          </table:table-cell>
        </table:table-row>
        <table:table-row table:style-name="ro1">
          <table:table-cell table:style-name="ce1" office:value-type="string" calcext:value-type="string">
            <text:p>https://clyp.it/lhmsj2m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Erős a fiatal nők vékony alak utáni vágyódása.</text:p>
          </table:table-cell>
        </table:table-row>
        <table:table-row table:style-name="ro1">
          <table:table-cell office:value-type="string" calcext:value-type="string">
            <text:p>https://clyp.it/yns2sv4m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Ez a könyv túl nehéz nekem.</text:p>
          </table:table-cell>
        </table:table-row>
        <table:table-row table:style-name="ro1">
          <table:table-cell office:value-type="string" calcext:value-type="string">
            <text:p>https://clyp.it/gvxmkkkz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Milyen rég volt, hogy elkezdted tanulni a franciát?</text:p>
          </table:table-cell>
        </table:table-row>
        <table:table-row table:style-name="ro1">
          <table:table-cell office:value-type="string" calcext:value-type="string">
            <text:p>https://clyp.it/xp3gbgo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Menj el a borbélyhoz és vágasd le a hajadat!</text:p>
          </table:table-cell>
        </table:table-row>
        <table:table-row table:style-name="ro1">
          <table:table-cell office:value-type="string" calcext:value-type="string">
            <text:p>https://clyp.it/cqs5c2v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Miért egy ilyen istentelen órában kell felhívnod engem?</text:p>
          </table:table-cell>
        </table:table-row>
        <table:table-row table:style-name="ro1">
          <table:table-cell office:value-type="string" calcext:value-type="string">
            <text:p>https://clyp.it/tjbgztye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Tudom, hogy ez egy meglepetés.</text:p>
          </table:table-cell>
        </table:table-row>
        <table:table-row table:style-name="ro1">
          <table:table-cell office:value-type="string" calcext:value-type="string">
            <text:p>https://clyp.it/gndh11tg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Eső után sűrű sárban lépkedtün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0:54:14.17108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9T01:10:42.808158744</dc:date>
    <meta:editing-duration>PT18M48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